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Sylfaen" style:font-family-asian="Sylfaen" style:font-family-complex="Sylfaen" fo:background-color="transparent" style:use-window-font-color="true"/>
    </style:style>
    <style:style style:name="T2" style:family="text">
      <style:text-properties fo:font-size="14.00pt" fo:font-weight="normal" fo:font-family="Sylfaen" style:font-family-asian="Sylfaen" style:font-family-complex="Sylfaen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ngoDB Day Task -1</text:span></text:p>
      <text:p text:style-name="P2"><text:span text:style-name="T2">1.Find all the information about each products</text:span></text:p>
      <text:p text:style-name="P2"><text:span text:style-name="T2">output</text:span></text:p>
      <text:p text:style-name="P3"><draw:frame text:anchor-type="as-char" svg:width="152.40mm" svg:height="63.50mm" style:rel-width="scale" style:rel-height="scale"><draw:object-ole xlink:href="OleObj1"/><draw:image xlink:href="ObjectReplacements/OleObj1"/></draw:frame><text:span text:style-name="T2"/></text:p>
      <text:p text:style-name="P3"><text:span text:style-name="T2">2.Find the product price which are between 400 to 800</text:span></text:p>
      <text:p text:style-name="P3"><text:span text:style-name="T2">output</text:span></text:p>
      <text:p text:style-name="P3"><draw:frame text:anchor-type="as-char" svg:width="152.40mm" svg:height="62.44mm" style:rel-width="scale" style:rel-height="scale"><draw:object-ole xlink:href="OleObj2"/><draw:image xlink:href="ObjectReplacements/OleObj2"/></draw:frame><text:span text:style-name="T2"/></text:p>
      <text:p text:style-name="P3"><text:span text:style-name="T2">3.Find the product price which are not between 400 to 600</text:span></text:p>
      <text:p text:style-name="P3"><text:span text:style-name="T2">output</text:span></text:p>
      <text:p text:style-name="P3"><draw:frame text:anchor-type="as-char" svg:width="152.40mm" svg:height="63.50mm" style:rel-width="scale" style:rel-height="scale"><draw:object-ole xlink:href="OleObj3"/><draw:image xlink:href="ObjectReplacements/OleObj3"/></draw:frame><text:span text:style-name="T2"/></text:p>
      <text:p text:style-name="P3"><text:span text:style-name="T2">4.List the four product which are greater than 500 in price</text:span></text:p>
      <text:p text:style-name="P3"><text:span text:style-name="T2">output</text:span></text:p>
      <text:p text:style-name="P3"><draw:frame text:anchor-type="as-char" svg:width="152.40mm" svg:height="62.71mm" style:rel-width="scale" style:rel-height="scale"><draw:object-ole xlink:href="OleObj4"/><draw:image xlink:href="ObjectReplacements/OleObj4"/></draw:frame><text:span text:style-name="T2"/></text:p>
      <text:p text:style-name="P3"><text:span text:style-name="T2">5.Find the product name and product material of each products</text:span></text:p>
      <text:p text:style-name="P3"><text:span text:style-name="T2">output</text:span></text:p>
      <text:p text:style-name="P3"><draw:frame text:anchor-type="as-char" svg:width="152.40mm" svg:height="63.24mm" style:rel-width="scale" style:rel-height="scale"><draw:object-ole xlink:href="OleObj5"/><draw:image xlink:href="ObjectReplacements/OleObj5"/></draw:frame><text:span text:style-name="T2"/></text:p>
      <text:p text:style-name="P3"><text:span text:style-name="T2">6.Find the product with a row id of 10</text:span></text:p>
      <text:p text:style-name="P3"><text:span text:style-name="T2">output</text:span></text:p>
      <text:p text:style-name="P3"><draw:frame text:anchor-type="as-char" svg:width="152.40mm" svg:height="31.22mm" style:rel-width="scale" style:rel-height="scale"><draw:object-ole xlink:href="OleObj6"/><draw:image xlink:href="ObjectReplacements/OleObj6"/></draw:frame><text:span text:style-name="T2"/></text:p>
      <text:p text:style-name="P3"><text:span text:style-name="T2">7.Find only the product name and product material</text:span></text:p>
      <text:p text:style-name="P3"><text:span text:style-name="T2">output</text:span></text:p>
      <text:p text:style-name="P3"><draw:frame text:anchor-type="as-char" svg:width="152.40mm" svg:height="62.71mm" style:rel-width="scale" style:rel-height="scale"><draw:object-ole xlink:href="OleObj7"/><draw:image xlink:href="ObjectReplacements/OleObj7"/></draw:frame><text:span text:style-name="T2"/></text:p>
      <text:p text:style-name="P3"><text:span text:style-name="T2">8.Find all products which contain the value of soft in product material </text:span></text:p>
      <text:p text:style-name="P3"><text:span text:style-name="T2">output</text:span></text:p>
      <text:p text:style-name="P3"><draw:frame text:anchor-type="as-char" svg:width="152.40mm" svg:height="63.50mm" style:rel-width="scale" style:rel-height="scale"><draw:object-ole xlink:href="OleObj8"/><draw:image xlink:href="ObjectReplacements/OleObj8"/></draw:frame><text:span text:style-name="T2"/></text:p>
      <text:p text:style-name="P3"><text:span text:style-name="T2">9.Find products which contain product color indigo<text:s text:c="2"/>and product price 492.00</text:span></text:p>
      <text:p text:style-name="P3"><text:span text:style-name="T2">output</text:span></text:p>
      <text:p text:style-name="P3"><draw:frame text:anchor-type="as-char" svg:width="152.40mm" svg:height="63.24mm" style:rel-width="scale" style:rel-height="scale"><draw:object-ole xlink:href="OleObj9"/><draw:image xlink:href="ObjectReplacements/OleObj9"/></draw:frame><text:span text:style-name="T2"/></text:p>
      <text:p text:style-name="P3"><text:span text:style-name="T2">10.Delete the products which product price value are 28</text:span></text:p>
      <text:p text:style-name="P3"><text:span text:style-name="T2">output</text:span></text:p>
      <text:p text:style-name="P3"><draw:frame text:anchor-type="as-char" svg:width="152.40mm" svg:height="21.43mm" style:rel-width="scale" style:rel-height="scale"><draw:object-ole xlink:href="OleObj10"/><draw:image xlink:href="ObjectReplacements/OleObj10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